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loext:padding="0cm" loext:border="none"/>
    </style:style>
    <style:style style:name="P4" style:family="paragraph" style:parent-style-name="Text_20_body" style:list-style-name="L3">
      <style:paragraph-properties fo:margin-top="0cm" fo:margin-bottom="0cm" style:contextual-spacing="false" fo:padding="0cm" fo:border="none"/>
      <style:text-properties loext:padding="0cm" loext:border="none"/>
    </style:style>
    <style:style style:name="P5" style:family="paragraph" style:parent-style-name="Text_20_body" style:list-style-name="L3">
      <style:paragraph-properties fo:padding="0cm" fo:border="non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Task</text:span></text:span></text:h>
      <text:p text:style-name="P3">Create a Election/Voting smart contract</text:p>
      <text:p text:style-name="P3">1.Import ownable file from openzeppeline with url "@openzeppelin/contracts/access/Ownable.sol"</text:p>
      <text:p text:style-name="P3">2. Create an Election contract and extend it to Ownable</text:p>
      <text:p text:style-name="P6"><text:span text:style-name="T1">3. Create a structure named </text:span><text:span text:style-name="Strong_20_Emphasis"><text:span text:style-name="T1">candidate</text:span></text:span><text:span text:style-name="T1"> for candidates with properties</text:span></text:p>
      <text:list text:style-name="L1">
        <text:list-item>
          <text:p text:style-name="P7"><text:span text:style-name="Strong_20_Emphasis"><text:span text:style-name="T1">name (string)</text:span></text:span></text:p>
        </text:list-item>
        <text:list-item>
          <text:p text:style-name="P7"><text:span text:style-name="Strong_20_Emphasis"><text:span text:style-name="T1">index (uint)</text:span></text:span></text:p>
        </text:list-item>
        <text:list-item>
          <text:p text:style-name="P8"><text:span text:style-name="Strong_20_Emphasis"><text:span text:style-name="T1">votecount (uint)</text:span></text:span></text:p>
        </text:list-item>
      </text:list>
      <text:p text:style-name="P6"><text:span text:style-name="T1">4. Create a structure named </text:span><text:span text:style-name="Strong_20_Emphasis"><text:span text:style-name="T1">voter</text:span></text:span><text:span text:style-name="T1"> for voters with properties</text:span></text:p>
      <text:list text:style-name="L2">
        <text:list-item>
          <text:p text:style-name="P9"><text:span text:style-name="Strong_20_Emphasis"><text:span text:style-name="T1">name (string)</text:span></text:span></text:p>
        </text:list-item>
        <text:list-item>
          <text:p text:style-name="P9"><text:span text:style-name="Strong_20_Emphasis"><text:span text:style-name="T1">index (uint)</text:span></text:span></text:p>
        </text:list-item>
        <text:list-item>
          <text:p text:style-name="P10"><text:span text:style-name="Strong_20_Emphasis"><text:span text:style-name="T1">voted (bool)</text:span></text:span></text:p>
        </text:list-item>
      </text:list>
      <text:p text:style-name="P6"><text:span text:style-name="T1">5. Create a mapping named </text:span><text:span text:style-name="Strong_20_Emphasis"><text:span text:style-name="T1">candidates</text:span></text:span><text:span text:style-name="T1"> to save the candidate's information (uint =&gt; candidate)</text:span></text:p>
      <text:p text:style-name="P6"><text:span text:style-name="T1">6. Create a mapping named </text:span><text:span text:style-name="Strong_20_Emphasis"><text:span text:style-name="T1">voters</text:span></text:span><text:span text:style-name="T1"> to save the voter's information (uint =&gt; voter)</text:span></text:p>
      <text:p text:style-name="P3">7. Create a constructor and add two candidates' information in the mapping using the constructor</text:p>
      <text:list text:style-name="L3">
        <text:list-item>
          <text:p text:style-name="P4">candidate 1 -&gt; Rahul, 1, 0</text:p>
        </text:list-item>
        <text:list-item>
          <text:p text:style-name="P5">candidate 2 -&gt; Priya, 2, 0</text:p>
        </text:list-item>
      </text:list>
      <text:p text:style-name="P6"><text:span text:style-name="T1">8. Create a function named </text:span><text:span text:style-name="Strong_20_Emphasis"><text:span text:style-name="T1">vote</text:span></text:span><text:span text:style-name="T1"> which accepts the voter's name and candidate index.</text:span></text:p>
      <text:p text:style-name="P6"><text:span text:style-name="T1">9. In the </text:span><text:span text:style-name="Strong_20_Emphasis"><text:span text:style-name="T1">vote</text:span></text:span><text:span text:style-name="T1"> function first check if the voter has already voted by accessing the 'voted' boolean using mapping, this can be done using require.</text:span></text:p>
      <text:p text:style-name="P6"><text:span text:style-name="T1">10. Then save the voter's information in the mapping. and lastly, increment the </text:span><text:span text:style-name="Strong_20_Emphasis"><text:span text:style-name="T1">votecount</text:span></text:span><text:span text:style-name="T1"> of that particular candidate.</text:span></text:p>
      <text:p text:style-name="P3">* the functions name should match as defined above</text:p>
      <text:p text:style-name="P6"> </text:p>
      <text:section text:style-name="Sect1" text:name="hint-div">
        <text:p text:style-name="Horizontal_20_Line"/>
        <text:p text:style-name="P3">Hint :</text:p>
        <text:p text:style-name="Text_20_body"/>
        <text:p text:style-name="P2"><text:span text:style-name="Source_20_Text"><text:span text:style-name="T1">// SPDX-License-Identifier: MIT</text:span></text:span></text:p>
        <text:p text:style-name="P2"/>
        <text:p text:style-name="P2"><text:span text:style-name="Source_20_Text"><text:span text:style-name="T1">pragma solidity ^0.8.0;</text:span></text:span></text:p>
        <text:p text:style-name="P2"/>
        <text:p text:style-name="P2"><text:span text:style-name="Source_20_Text"><text:span text:style-name="T1">import "@openzeppelin/contracts/access/Ownable.sol";</text:span></text:span></text:p>
        <text:p text:style-name="P2"/>
        <text:p text:style-name="P2"><text:span text:style-name="Source_20_Text"><text:span text:style-name="T1">contract Election is Ownable{</text:span></text:span></text:p>
        <text:p text:style-name="P2"/>
        <text:p text:style-name="P2"><text:span text:style-name="Source_20_Text"><text:span text:style-name="T1"><text:s text:c="4"/>struct candidate {</text:span></text:span></text:p>
        <text:p text:style-name="P2"><text:span text:style-name="Source_20_Text"><text:span text:style-name="T1"><text:s text:c="8"/>string name;</text:span></text:span></text:p>
        <text:p text:style-name="P2"><text:span text:style-name="Source_20_Text"><text:span text:style-name="T1"><text:s text:c="8"/>uint index;</text:span></text:span></text:p>
        <text:p text:style-name="P2"><text:span text:style-name="Source_20_Text"><text:span text:style-name="T1"><text:s text:c="8"/>uint votecount;</text:span></text:span></text:p>
        <text:p text:style-name="P2"><text:span text:style-name="Source_20_Text"><text:span text:style-name="T1"><text:s text:c="4"/>}</text:span></text:span></text:p>
        <text:p text:style-name="P2"><text:soft-page-break/></text:p>
        <text:p text:style-name="P2"><text:span text:style-name="Source_20_Text"><text:span text:style-name="T1"><text:s text:c="4"/>struct voter {</text:span></text:span></text:p>
        <text:p text:style-name="P2"><text:span text:style-name="Source_20_Text"><text:span text:style-name="T1"><text:s text:c="8"/>string name;</text:span></text:span></text:p>
        <text:p text:style-name="P2"><text:span text:style-name="Source_20_Text"><text:span text:style-name="T1"><text:s text:c="8"/>uint index;</text:span></text:span></text:p>
        <text:p text:style-name="P2"><text:span text:style-name="Source_20_Text"><text:span text:style-name="T1"><text:s text:c="8"/>bool voted;</text:span></text:span></text:p>
        <text:p text:style-name="P2"><text:span text:style-name="Source_20_Text"><text:span text:style-name="T1"><text:s text:c="4"/>}</text:span></text:span></text:p>
        <text:p text:style-name="P2"/>
        <text:p text:style-name="P2"><text:span text:style-name="Source_20_Text"><text:span text:style-name="T1"><text:s text:c="4"/>mapping(uint =&gt; candidate) public candidates;</text:span></text:span></text:p>
        <text:p text:style-name="P2"><text:span text:style-name="Source_20_Text"><text:span text:style-name="T1"><text:s text:c="4"/>mapping(address =&gt; voter) public voters;</text:span></text:span></text:p>
        <text:p text:style-name="P2"><text:span text:style-name="Source_20_Text"><text:span text:style-name="T1"><text:s text:c="4"/></text:span></text:span></text:p>
        <text:p text:style-name="P2"><text:span text:style-name="Source_20_Text"><text:span text:style-name="T1"><text:s text:c="4"/>constructor() {</text:span></text:span></text:p>
        <text:p text:style-name="P2"><text:span text:style-name="Source_20_Text"><text:span text:style-name="T1"><text:s text:c="8"/>candidates[1] = candidate('Rahul', 1, 0);</text:span></text:span></text:p>
        <text:p text:style-name="P2"><text:span text:style-name="Source_20_Text"><text:span text:style-name="T1"><text:s text:c="8"/>candidates[2] = candidate('Priya', 2, 0);</text:span></text:span></text:p>
        <text:p text:style-name="P2"><text:span text:style-name="Source_20_Text"><text:span text:style-name="T1"><text:s text:c="4"/>}</text:span></text:span></text:p>
        <text:p text:style-name="P2"><text:span text:style-name="Source_20_Text"><text:span text:style-name="T1"><text:s text:c="4"/></text:span></text:span></text:p>
        <text:p text:style-name="P2"><text:span text:style-name="Source_20_Text"><text:span text:style-name="T1"><text:s text:c="4"/>function vote(string memory _name, uint _index) public {</text:span></text:span></text:p>
        <text:p text:style-name="P2"><text:span text:style-name="Source_20_Text"><text:span text:style-name="T1"><text:s text:c="8"/>require(voters[msg.sender].voted == false, 'you have already voted');</text:span></text:span></text:p>
        <text:p text:style-name="P2"><text:span text:style-name="Source_20_Text"><text:span text:style-name="T1"><text:s text:c="8"/>voters[msg.sender] = voter(_name, _index, true);</text:span></text:span></text:p>
        <text:p text:style-name="P2"><text:span text:style-name="Source_20_Text"><text:span text:style-name="T1"><text:s text:c="8"/>candidates[_index].votecount ++ ;</text:span></text:span></text:p>
        <text:p text:style-name="P2"><text:span text:style-name="Source_20_Text"><text:span text:style-name="T1"><text:s text:c="4"/>}</text:span></text:span></text:p>
        <text:p text:style-name="P2"/>
        <text:p text:style-name="P2"><text:span text:style-name="Source_20_Text"><text:span text:style-name="T1"><text:s text:c="4"/>function getwinner() public view onlyOwner returns(uint){</text:span></text:span></text:p>
        <text:p text:style-name="P2"><text:span text:style-name="Source_20_Text"><text:span text:style-name="T1"><text:s text:c="8"/>uint x = candidates[1].votecount;</text:span></text:span></text:p>
        <text:p text:style-name="P2"><text:span text:style-name="Source_20_Text"><text:span text:style-name="T1"><text:s text:c="8"/>uint y = candidates[2].votecount;</text:span></text:span></text:p>
        <text:p text:style-name="P2"><text:span text:style-name="Source_20_Text"><text:span text:style-name="T1"><text:s text:c="8"/>if(x &gt; y){</text:span></text:span></text:p>
        <text:p text:style-name="P2"><text:span text:style-name="Source_20_Text"><text:span text:style-name="T1"><text:s text:c="12"/>return(candidates[1].index);</text:span></text:span></text:p>
        <text:p text:style-name="P2"><text:span text:style-name="Source_20_Text"><text:span text:style-name="T1"><text:s text:c="8"/>} else if(y&gt;x){</text:span></text:span></text:p>
        <text:p text:style-name="P2"><text:span text:style-name="Source_20_Text"><text:span text:style-name="T1"><text:s text:c="12"/>return(candidates[2].index);</text:span></text:span></text:p>
        <text:p text:style-name="P2"><text:span text:style-name="Source_20_Text"><text:span text:style-name="T1"><text:s text:c="8"/>}</text:span></text:span></text:p>
        <text:p text:style-name="P2"><text:span text:style-name="Source_20_Text"><text:span text:style-name="T1"><text:s text:c="8"/>return 0;</text:span></text:span></text:p>
        <text:p text:style-name="P2"><text:span text:style-name="Source_20_Text"><text:span text:style-name="T1"><text:s text:c="4"/>}</text:span></text:span></text:p>
        <text:p text:style-name="P1"><text:span text:style-name="Source_20_Text"><text:span text:style-name="T1">}</text:span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05:02:55.380000000</meta:creation-date>
    <dc:date>2023-08-01T05:03:08.742000000</dc:date>
    <meta:editing-duration>PT14S</meta:editing-duration>
    <meta:editing-cycles>1</meta:editing-cycles>
    <meta:document-statistic meta:table-count="0" meta:image-count="0" meta:object-count="0" meta:page-count="2" meta:paragraph-count="61" meta:word-count="294" meta:character-count="2194" meta:non-whitespace-character-count="1749"/>
    <meta:generator>LibreOffice/7.5.4.2$Windows_X86_64 LibreOffice_project/36ccfdc35048b057fd9854c757a8b67ec53977b6</meta:generator>
  </office:meta>
</office:document-meta>
</file>